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2069in"/>
      <style:text-properties style:font-name="Arial" fo:font-size="14.0pt"/>
    </style:style>
    <style:style style:name="P3" style:family="paragraph" style:parent-style-name="Standard">
      <style:paragraph-properties fo:margin-bottom="0.2069in"/>
      <style:text-properties style:font-name="Arial" fo:font-size="12.0pt"/>
    </style:style>
    <style:style style:name="P4" style:family="paragraph" style:parent-style-name="Standard">
      <style:paragraph-properties fo:margin-bottom="0.1667in"/>
      <style:text-properties style:font-name="Arial" fo:font-size="12.0pt" fo:color="#0000e9"/>
    </style:style>
    <style:style style:name="T1" style:family="text">
      <style:text-properties fo:font-style="italic" fo:font-style-asian="italic" fo:font-style-complex="italic" fo:letter-spacing="0.0000in"/>
    </style:style>
    <style:style style:name="T2" style:family="text">
      <style:text-properties fo:font-weight="bold" fo:font-weight-asian="bold" fo:font-weight-complex="bold" fo:letter-spacing="0.0000in"/>
    </style:style>
    <style:style style:name="T3" style:family="text">
      <style:text-properties fo:letter-spacing="0.0000in"/>
    </style:style>
    <style:style style:name="T4" style:family="text">
      <style:text-properties style:text-underline-style="solid" style:text-underline-color="#0000e9" fo:letter-spacing="0.0000in"/>
    </style:style>
    <style:style style:name="T5" style:family="text">
      <style:text-properties style:text-underline-style="solid" style:text-underline-color="#0000dc" fo:letter-spacing="0.0000in" fo:color="#0000dc"/>
    </style:style>
    <style:style style:name="TableColumn1" style:family="table-column">
      <style:table-column-properties style:column-width="3.4625in" style:rel-column-width="32767*"/>
    </style:style>
  </office:automatic-styles>
  <office:body>
    <office:text>
      <text:p text:style-name="P1"><text:span text:style-name="T1">Wir entschuldigen uns für die Unannehmlichkeiten aufgrund der Einschränkungen der Indiegogo-Plattform. Aufgrund dieser Einschränkungen ist es nicht möglich, Übersetzungen auf benutzerfreundlichere Weise anzuzeigen. Um unsere Kampagne weiterhin zu unterstützen, kehren Sie bitte zur Kampagnenseite zurück oder klicken Sie auf den folgenden Link: [Link zur Kampagnenseite].</text:span></text:p>
      <text:p text:style-name="P1"><text:span text:style-name="T1">Vielen Dank für Ihr Verständnis und Ihre Unterstützung.</text:span></text:p>
      <text:p text:style-name="P2"><text:span text:style-name="T2">Hallo!</text:span></text:p>
      <text:p text:style-name="P3"><text:span text:style-name="T3">Mein Name ist Radoslaw Jona und ich bin ein sparsamer Ingenieur, der für die erfolgreiche Durchführung mehrerer Overlanding-Reisen gegen technische Widrigkeiten bekannt ist. Außerdem bin ich bekannt für meine Beteiligung an einer Reihe von Overlanding-Filmen, die für ihre beeindruckenden Bilder und fesselnde Erzählung gelobt wurden.</text:span></text:p>
      <text:p text:style-name="P3"><text:span text:style-name="T3">Ich wende mich heute an dich, weil ich leidenschaftlich gerne Motorrad fahre und Overlanding betreibe und hoffe, ein Motorradtour- und Vermietungsunternehmen zu gründen, das sich an diese Gemeinschaften richtet. Mein Ziel ist es, den Abenteurern, die neue Gebiete auf zwei Rädern erkunden möchten, die bestmöglichen Dienstleistungen zu bieten.</text:span></text:p>
      <text:p text:style-name="P3"><text:span text:style-name="T3">Mit deiner Hilfe werde ich in der Lage sein, meine Vision zum Leben zu erwecken und ein unvergessliches Erlebnis zu schaffen. Ich verstehe die Bedeutung von zuverlässiger Ausrüstung, fachkundiger Führung und erstklassigem Kundenservice und bin entschlossen, all diese Elemente und mehr zu bieten.</text:span></text:p>
      <text:p text:style-name="P3"><text:span text:style-name="T3">Darüber hinaus wird dein Beitrag mir auch helfen, mich von meinen Firmenherrschern zu befreien und meiner Leidenschaft Vollzeit nachzugehen. Ich bin zuversichtlich, dass ich über die Fähigkeiten und das Fachwissen verfüge, um dieses Projekt zum Erfolg zu führen, und ich freue mich über die Möglichkeit, etwas Neues und Bedeutendes für die Motorrad- und Overlanding-Community zu schaffen.</text:span></text:p>
      <text:p text:style-name="P3"><text:span text:style-name="T3">Indem du meine Kampagne unterstützt, hilfst du mir, meinen Traum Wirklichkeit werden zu lassen und eine neue Möglichkeit für Abenteurer auf der ganzen Welt zu schaffen. Vielen Dank, dass du meine Kampagne in Betracht ziehst, und ich hoffe, dich bald auf der offenen Straße zu sehen!</text:span></text:p>
      <text:p text:style-name="P3"><text:span text:style-name="T3">Dieses Mal kannst du tatsächlich mit mir gehen.</text:span></text:p>
      <text:p text:style-name="P2"><text:span text:style-name="T2">Was wir brauchen:</text:span></text:p>
      <text:p text:style-name="P3"><text:span text:style-name="T3">Wir suchen Finanzierung, um ein Motorradtour- und Vermietungsunternehmen zu gründen, das die besten Dienstleistungen für die Motorrad- und Overlanding-Community in Zentralasien anbietet. Unsere Kosten beinhalten den Kauf von gebrauchten BMW F650 GS Motorrädern, sowie eine gründliche Inspektion und Vorbereitung der Maschinen, vollständige Wartung der Motorräder, einschließlich neuer Bremsen, Reifen, Kette, Ritzel, Federung, Öl usw. Wir benötigen auch Ausrüstung, wie Helme mit Gegensprechanlage, Action-Kameras, Drohne, Campingausrüstung, eine "richtige" Kamera, wie die GH5, Mikrofone für die gesamte Ausrüstung, eine große Menge an Festplatten, um das Filmmaterial zu speichern, Visagebühren für das Team, Fährüberfahrt von Aserbaidschan nach Turkmenistan, Treibstoff und gelegentliche Hotelkosten. Wir haben bereits unser eigenes privates Geld in dieses Projekt investiert und einige der oben genannten Dinge erworben. Die Motorräder selbst werden etwa 10.000 EUR kosten, und die zusätzliche Ausrüstung (Elektronik + Ausrüstung) wird wahrscheinlich weitere 4.000 EUR kosten.</text:span></text:p>
      <text:p text:style-name="P2"><text:span text:style-name="T2">Was du bekommst:</text:span></text:p>
      <text:p text:style-name="P3"><text:span text:style-name="T3">Die beste Belohnung, die wir anbieten können, ist tatsächlich die Teilnahme an dem Abenteuer, das uns entlang der Küste des ehemaligen Jugoslawiens, Montenegro, Albanien, Griechenland, der Nordküste der Türkei, Georgien, Aserbaidschan, Turkmenistan, Usbekistan, Tadschikistan, dem Wakhan-Korridor in Afghanistan (Höhepunkt der Reise), dann dem wunderschönen Kirgisistan bis zur Ziellinie in Bischkek führt. Diese einmalige Gelegenheit ist nur für kurze Zeit zu einem reduzierten Preis von 3.000 EUR pro Person erhältlich, einschließlich Motorradmiete und dem unvergesslichen Abenteuer selbst. Die zweite Belohnungsstufe ist eine maßgeschneiderte 14-tägige Tour mit mir im gewählten Zeitrahmen (Saison beginnt im Mai und endet im Oktober) in den nächsten 2 Jahren für 3.000 EUR. Du kannst auch mit deinem eigenen Motorrad für 1.700 EUR teilnehmen. Andere, niedrigere Belohnungen können ein personalisiertes Video, eine Seidenstraßen-Postkarte (aus Turkmenistan oder Afghanistan), einen Namen oder einen benutzerdefinierten Text auf den Motorrädern und das beste digitale Fotoalbum der Reise beinhalten. Eine weitere Belohnung könnte ein traditioneller kirgisischer Hut sein.</text:span></text:p>
      <text:p text:style-name="P3"><text:span text:style-name="T3">Wenn wir unser gesamtes Finanzierungsziel nicht erreichen, werden wir den Zeitplan anpassen, aber nicht viel. Die absolut feste Deadline sollte Anfang September als Ankunftsdatum sein. Die gesammelten Gelder werden zurückgegeben, wenn das Projekt nicht zustande kommt.</text:span></text:p>
      <text:p text:style-name="P3"><text:span text:style-name="T3">Belohnung der zweiten Stufe (limitiert auf 15 Unterstützer): Plane eine maßgeschneiderte 14-tägige Tour mit mir innerhalb der nächsten 2 Jahre im gewählten Zeitrahmen. (Wert: 3.000 €)</text:span></text:p>
      <text:p text:style-name="P3"><text:span text:style-name="T3">Was passiert, wenn wir unser gesamtes Ziel nicht erreichen: Wenn wir unser gesamtes Finanzierungsziel nicht erreichen, werden wir die Mittel verwenden, um so viel von der Reise wie möglich zu decken. Wir müssen jedoch möglicherweise einen kommerziellen Shuttleservice nutzen oder einen alten Van kaufen, um die Reise zu vervollständigen. In diesem Szenario könnte das Abenteuer weniger komfortabel und finanziell reibungslos verlaufen, aber es wird dennoch ein unvergessliches Erlebnis sein.</text:span></text:p>
      <text:p text:style-name="P3"><text:span text:style-name="T2">Die Auswirkungen</text:span></text:p>
      <text:p text:style-name="P3"><text:span text:style-name="T3">Indem Du zu meiner Kampagne beiträgst, unterstützt Du die Öffnung von Kirgisistan und den benachbarten Seidenstraßenländern für Abenteuerreisen und bietest damit mehr Menschen die Möglichkeit, diesen wunderschönen Teil der Welt zu erleben. Mit meinen Sprachkenntnissen, meinem kulturellen Verständnis und meiner umfangreichen Erfahrung in Überlandexpeditionen, die Kontinente umspannen, kann ich hochwertige, sorgenfreie Abenteuer anbieten, die sowohl den Reisenden als auch den ländlichen, nomadischen Gemeinschaften in der Region zugutekommen. Deine Unterstützung wird dazu beitragen, dieses Projekt ins Leben zu rufen und mehr Menschen die Höhepunkte und Fallstricke Zentralasiens zu entdecken, und somit eine positive Auswirkung auf die lokale Wirtschaft und das Leben der Menschen zu fördern. Mit den drei Filmen in der "Trabentem..."-Serie kannst Du selbst die Qualität des Erlebnisses und die damit verbundenen Vorteile sehen. Ich bin für jeden Beitrag, egal wie klein, äußerst dankbar, da ich meine eigenen Ersparnisse und harte Arbeit in die Verwirklichung dieses Projekts investiere.</text:span></text:p>
      <text:p text:style-name="P3"><text:span text:style-name="T2">ERFAHRUNG</text:span></text:p>
      <text:p text:style-name="P3"><text:span text:style-name="T3">Die erste richtige Overlanding-Reise unternahm ich 2009 mit einer Gruppe von Freunden. Sie führte ebenfalls von Polen nach Kirgisistan, aber wir entschieden uns, mit zwei unter 100 EUR teuren Lada 2107 vollkommen einheimisch unterwegs zu sein. Im Jahr 2012 beteiligte ich mich zum ersten Mal an der "Trabantem..."-Serie als Teil des Teams mit einem alten Fiat 126p, der uns durch ganz Südamerika führte, von Guyana über Peru und Chile bis zur Ziellinie in Ushuaia. Zwei Jahre später traf sich das Team erneut, um von Perth, Australien nach Bangkok zu fahren. Ein paar Jahre später wurde "The Great Way Home" über eine Reise durch Indien, Pakistan, China, Kirgisistan, Usbekistan, Kasachstan, Russland, Ukraine, Slowakei und Tschechien gedreht. Diese Route ist leider nicht mehr realisierbar. Alle oben genannten Projekte hatten sehr erfolgreiche Crowdfunding-Kampagnen und sehr zufriedene Unterstützer, die im Laufe der Jahre ihre Unterstützung fortsetzten.</text:span></text:p>
      <text:p text:style-name="P4"><text:a xlink:type="simple" xlink:href="https://www.imdb.com/name/nm6918264/"><text:span text:style-name="T4">IMDB</text:span></text:a></text:p>
      <text:p text:style-name="P4"><text:a xlink:type="simple" xlink:href="https://www.ceskatelevize.cz/porady/10639901181-trabantem-jizni-amerikou/"><text:span text:style-name="T4">Südamerikanische Serie im CZ-Fernsehen-Streaming</text:span></text:a></text:p>
      <text:p text:style-name="P4"><text:a xlink:type="simple" xlink:href="https://www.ceskatelevize.cz/porady/11042957646-trabantem-z-australie-do-asie/"><text:span text:style-name="T4">Australien nach Asien Serie</text:span></text:a></text:p>
      <text:p text:style-name="P3"><text:span text:style-name="T3">Kurz bevor die Welt zusammenbrach und brannte, plante und organisierte ich 2019 die erste halbkommerzielle Motorradreise von Hanoi nach HCMC (Saigon). Das Team bestand aus zwei meiner Freunde aus der "Trabantem..."-Serie und fünf zufälligen Personen aus dem Internet. Wir wurden Freunde, und einige dieser zufälligen Internetbekanntschaften wurden Teil des Teams und sind aktuell in </text:span><text:a xlink:type="simple" xlink:href="https://www.startovac.cz/projekty/indodiesel"><text:span text:style-name="T5">Abenteuerprojekten engagiert</text:span></text:a><text:span text:style-name="T5">. </text:span></text:p>
      <text:p text:style-name="P4"><text:a xlink:type="simple" xlink:href="https://youtube.com/playlist?list=PLhHlyT4XaszSmHNrn81txJ9vUksT6C_vM"><text:span text:style-name="T4">YouTube-Serie über die Vietnam Reise</text:span></text:a></text:p>
      <text:p text:style-name="P3"><text:span text:style-name="T3">Und genau das ist der Traum. Wir planten, dies weiter fortzusetzen, aber dann kam das Jahr 2020.</text:span></text:p>
      <text:p text:style-name="P3"><text:span text:style-name="T3">Um es für die Menschen real zu machen und Vertrauen aufzubauen, kann ich meine erfolgreiche Erfolgsbilanz bei Projekten wie diesem teilen. Wie bereits erwähnt, war ich Teil mehrerer Overlanding-Projekte, die sehr erfolgreiche Crowdfunding-Kampagnen und sehr zufriedene Unterstützer hatten. Ich habe auch viele Jahre in Asien gelebt und habe ein tiefes Verständnis für die Kultur und lokale Paradoxe, Fallstricke und Höhepunkte. Darüber hinaus habe ich die Sprachkenntnisse, um mit Einheimischen zu kommunizieren und alle Herausforderungen, die während der Reise auftreten können, zu bewältigen. Mit dieser Erfahrung und diesem Wissen bin ich zuversichtlich in meiner Fähigkeit, eine erfolgreiche Overlanding-Expedition entlang der Pamir-Autobahn zu leiten. Ich bin zu Transparenz verpflichtet und werde die Unterstützer während der gesamten Reise auf dem Laufenden halten und mit jedem Schritt, den wir unternehmen, Vertrauen aufbauen.</text:span></text:p>
      <text:p text:style-name="P2"><text:span text:style-name="T2">Risiken &amp; Herausforderungen</text:span></text:p>
      <text:p text:style-name="P3"><text:span text:style-name="T3">Wie bei jedem Abenteuerreiseprojekt gibt es immer Risiken und Herausforderungen zu bewältigen. Ich habe jedoch umfangreiche Erfahrungen in der Planung und Durchführung von Überlandexpeditionen, die ganze Kontinente umspannen. Mit meinem tiefen Verständnis für die lokale Kultur und Sprache und meiner Erfolgsbilanz bei erfolgreichen Projekten bin ich zuversichtlich, dass ich alle auftretenden Herausforderungen bewältigen kann.</text:span></text:p>
      <text:p text:style-name="P3"><text:span text:style-name="T3">Eine mögliche Herausforderung ist der Zeitplan. Wenn wir unser Finanzierungsziel nicht rechtzeitig erreichen, muss ich den Zeitplan anpassen, aber nicht viel. Die absolute Frist wird Anfang September sein, da das Ende der Saison Ende Oktober ist. Darüber hinaus werden die gesammelten Gelder zurückgegeben, wenn das Projekt nicht durchgeführt werden kann.</text:span></text:p>
      <text:p text:style-name="P3"><text:span text:style-name="T3">Schließlich können während einer Expedition immer unvorhergesehene Umstände auftreten. Aserbaidschan ist das letzte Land auf dem Planeten, das sich noch im Covid-Lockdown befindet. Deshalb ist diese Kampagne so spät. Wenn Aserbaidschan bis Juni nicht öffnet, wäre die Umleitung schwierig, aber nicht unmöglich. Eine alternative Route über den Iran und Turkmenistan ist möglich, belastet uns jedoch mit einer Menge (nicht billiger) Bürokratie, die es zu bewältigen gilt. Trotzdem werde ich alle notwendigen Vorsichtsmaßnahmen treffen, um die Sicherheit und das Wohlergehen von mir und allen Teilnehmern zu gewährleisten, einschließlich eines detaillierten Notfallplans.</text:span></text:p>
      <text:p text:style-name="P3"><text:span text:style-name="T3">Ich hoffe, dass dies alle Bedenken oder Fragen, die potenzielle Beitragszahler haben könnten, anspricht.</text:span></text:p>
      <text:p text:style-name="P2"><text:span text:style-name="T2">Andere Möglichkeiten, wie du helfen kannst</text:span></text:p>
      <text:p text:style-name="P3"><text:span text:style-name="T3">Wir verstehen, dass nicht jeder finanziell beitragen kann, aber das bedeutet nicht, dass du uns nicht helfen kannst, diese Reise Wirklichkeit werden zu lassen. Bitte hilf uns, das Wort zu verbreiten, indem du deinen Freunden und deiner Familie von unserer Kampagne erzählst. Teile unsere Indiegogo-Seite in den sozialen Medien oder per E-Mail und ermutige andere, uns zu unterstützen. Denk daran, jeder kleine Beitrag hilft und deine Unterstützung in jeglicher Form wird sehr geschätzt! Vielen Dank, und auf geh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5</meta:generator>
  </office:meta>
</office:document-meta>
</file>